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_parseArray_2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_parseArray_2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_parseArray_2.test_error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_parseArray_2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_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xtJSONParser_parseArray_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_2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_parseArray_2.test_error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